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093d2" officeooo:paragraph-rsid="000093d2"/>
    </style:style>
    <style:style style:name="P2" style:family="paragraph" style:parent-style-name="Standard">
      <style:paragraph-properties fo:text-align="center" style:justify-single-word="false"/>
      <style:text-properties officeooo:rsid="000093d2" officeooo:paragraph-rsid="00414fbf"/>
    </style:style>
    <style:style style:name="P3" style:family="paragraph" style:parent-style-name="Standard">
      <style:paragraph-properties fo:text-align="center" style:justify-single-word="false"/>
      <style:text-properties officeooo:rsid="004561c4" officeooo:paragraph-rsid="000093d2"/>
    </style:style>
    <style:style style:name="P4" style:family="paragraph" style:parent-style-name="Standard">
      <style:text-properties fo:font-weight="normal" officeooo:rsid="00ab264a" officeooo:paragraph-rsid="01184462" style:font-weight-asian="normal" style:font-weight-complex="normal"/>
    </style:style>
    <style:style style:name="P5" style:family="paragraph" style:parent-style-name="Standard">
      <style:text-properties officeooo:rsid="01184462" officeooo:paragraph-rsid="01184462"/>
    </style:style>
    <style:style style:name="P6" style:family="paragraph" style:parent-style-name="Standard">
      <style:text-properties style:text-underline-style="solid" style:text-underline-width="auto" style:text-underline-color="font-color" officeooo:rsid="000187a5" officeooo:paragraph-rsid="01184462"/>
    </style:style>
    <style:style style:name="P7" style:family="paragraph" style:parent-style-name="Standard">
      <style:text-properties officeooo:rsid="000187a5" officeooo:paragraph-rsid="01184462"/>
    </style:style>
    <style:style style:name="P8" style:family="paragraph" style:parent-style-name="Standard">
      <style:text-properties style:text-underline-style="none" fo:font-weight="bold" officeooo:rsid="00d01a5e" officeooo:paragraph-rsid="00d01a5e" style:font-weight-asian="bold" style:font-weight-complex="bold"/>
    </style:style>
    <style:style style:name="P9" style:family="paragraph" style:parent-style-name="Standard">
      <style:text-properties style:text-underline-style="none" fo:font-weight="bold" officeooo:rsid="011ba695" officeooo:paragraph-rsid="011ba695" style:font-weight-asian="bold" style:font-weight-complex="bold"/>
    </style:style>
    <style:style style:name="P10" style:family="paragraph" style:parent-style-name="Standard">
      <style:text-properties style:text-underline-style="none" fo:font-weight="bold" officeooo:rsid="011d07a1" officeooo:paragraph-rsid="011cd968" style:font-weight-asian="bold" style:font-weight-complex="bold"/>
    </style:style>
    <style:style style:name="P11" style:family="paragraph" style:parent-style-name="Standard">
      <style:text-properties style:text-underline-style="none" fo:font-weight="bold" officeooo:rsid="011d07a1" officeooo:paragraph-rsid="0128e17d" style:font-weight-asian="bold" style:font-weight-complex="bold"/>
    </style:style>
    <style:style style:name="P12" style:family="paragraph" style:parent-style-name="Standard">
      <style:text-properties style:text-underline-style="none" fo:font-weight="bold" officeooo:rsid="011dca07" officeooo:paragraph-rsid="011dca07" style:font-weight-asian="bold" style:font-weight-complex="bold"/>
    </style:style>
    <style:style style:name="P13" style:family="paragraph" style:parent-style-name="Standard">
      <style:text-properties style:text-underline-style="none" fo:font-weight="bold" officeooo:rsid="011dca07" officeooo:paragraph-rsid="012044b0" style:font-weight-asian="bold" style:font-weight-complex="bold"/>
    </style:style>
    <style:style style:name="P14" style:family="paragraph" style:parent-style-name="Standard">
      <style:text-properties style:text-underline-style="none" fo:font-weight="bold" officeooo:rsid="0123e4ec" officeooo:paragraph-rsid="0123e4ec" style:font-weight-asian="bold" style:font-weight-complex="bold"/>
    </style:style>
    <style:style style:name="P15" style:family="paragraph" style:parent-style-name="Standard">
      <style:text-properties style:text-underline-style="none" fo:font-weight="bold" officeooo:rsid="012b3be5" officeooo:paragraph-rsid="012b3be5" style:font-weight-asian="bold" style:font-weight-complex="bold"/>
    </style:style>
    <style:style style:name="P16" style:family="paragraph" style:parent-style-name="Standard">
      <style:text-properties style:text-underline-style="none" fo:font-weight="bold" officeooo:rsid="012b3be5" officeooo:paragraph-rsid="012e4cb5" style:font-weight-asian="bold" style:font-weight-complex="bold"/>
    </style:style>
    <style:style style:name="P17" style:family="paragraph" style:parent-style-name="Standard">
      <style:text-properties style:text-underline-style="none" fo:font-weight="bold" officeooo:rsid="012b3be5" officeooo:paragraph-rsid="0152f4e7" style:font-weight-asian="bold" style:font-weight-complex="bold"/>
    </style:style>
    <style:style style:name="P18" style:family="paragraph" style:parent-style-name="Standard">
      <style:text-properties style:text-underline-style="none" fo:font-weight="bold" officeooo:rsid="012b3be5" officeooo:paragraph-rsid="0159aee0" style:font-weight-asian="bold" style:font-weight-complex="bold"/>
    </style:style>
    <style:style style:name="P19" style:family="paragraph" style:parent-style-name="Standard">
      <style:text-properties style:text-underline-style="none" fo:font-weight="bold" officeooo:rsid="012c6c05" officeooo:paragraph-rsid="012e4cb5" style:font-weight-asian="bold" style:font-weight-complex="bold"/>
    </style:style>
    <style:style style:name="P20" style:family="paragraph" style:parent-style-name="Standard">
      <style:text-properties style:text-underline-style="none" fo:font-weight="normal" officeooo:rsid="0128e17d" officeooo:paragraph-rsid="011cd968" style:font-weight-asian="normal" style:font-weight-complex="normal"/>
    </style:style>
    <style:style style:name="P21" style:family="paragraph" style:parent-style-name="Standard">
      <style:text-properties style:text-underline-style="none" fo:font-weight="normal" officeooo:rsid="013163bd" officeooo:paragraph-rsid="013163bd" style:font-weight-asian="normal" style:font-weight-complex="normal"/>
    </style:style>
    <style:style style:name="P22" style:family="paragraph" style:parent-style-name="Standard">
      <style:text-properties style:text-underline-style="none" fo:font-weight="normal" officeooo:rsid="013b4cbf" officeooo:paragraph-rsid="01431a0d" style:font-weight-asian="normal" style:font-weight-complex="normal"/>
    </style:style>
    <style:style style:name="P23" style:family="paragraph" style:parent-style-name="Standard">
      <style:text-properties style:text-underline-style="none" fo:font-weight="normal" officeooo:rsid="01417ebd" officeooo:paragraph-rsid="01417ebd" style:font-weight-asian="normal" style:font-weight-complex="normal"/>
    </style:style>
    <style:style style:name="P24" style:family="paragraph" style:parent-style-name="Standard">
      <style:text-properties style:text-underline-style="none" fo:font-weight="normal" officeooo:rsid="0142c90d" officeooo:paragraph-rsid="0142c90d" style:font-weight-asian="normal" style:font-weight-complex="normal"/>
    </style:style>
    <style:style style:name="P25" style:family="paragraph" style:parent-style-name="Standard">
      <style:text-properties style:text-underline-style="none" fo:font-weight="normal" officeooo:rsid="014bf698" officeooo:paragraph-rsid="0152f4e7" style:font-weight-asian="normal" style:font-weight-complex="normal"/>
    </style:style>
    <style:style style:name="P26" style:family="paragraph" style:parent-style-name="Standard">
      <style:text-properties officeooo:paragraph-rsid="0159aee0"/>
    </style:style>
    <style:style style:name="P27" style:family="paragraph" style:parent-style-name="Standard">
      <style:text-properties officeooo:paragraph-rsid="0160e923"/>
    </style:style>
    <style:style style:name="P28" style:family="paragraph" style:parent-style-name="Standard">
      <style:paragraph-properties fo:break-before="page"/>
      <style:text-properties style:text-underline-style="none" fo:font-weight="bold" officeooo:rsid="011cd968" officeooo:paragraph-rsid="011cd968" style:font-weight-asian="bold" style:font-weight-complex="bold"/>
    </style:style>
    <style:style style:name="P29" style:family="paragraph" style:parent-style-name="Standard">
      <style:paragraph-properties fo:break-before="page"/>
      <style:text-properties style:text-underline-style="none" fo:font-weight="bold" officeooo:rsid="011dca07" officeooo:paragraph-rsid="012044b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3771c" style:font-weight-asian="bold" style:font-weight-complex="bold"/>
    </style:style>
    <style:style style:name="T3" style:family="text">
      <style:text-properties fo:font-weight="bold" officeooo:rsid="00ab264a" style:font-weight-asian="bold" style:font-weight-complex="bold"/>
    </style:style>
    <style:style style:name="T4" style:family="text">
      <style:text-properties fo:font-weight="bold" officeooo:rsid="00ccf4e8" style:font-weight-asian="bold" style:font-weight-complex="bold"/>
    </style:style>
    <style:style style:name="T5" style:family="text">
      <style:text-properties fo:font-weight="bold" officeooo:rsid="0133fb9a" style:font-weight-asian="bold" style:font-weight-complex="bold"/>
    </style:style>
    <style:style style:name="T6" style:family="text">
      <style:text-properties fo:font-weight="bold" officeooo:rsid="013d8c43" style:font-weight-asian="bold" style:font-weight-complex="bold"/>
    </style:style>
    <style:style style:name="T7" style:family="text">
      <style:text-properties fo:font-weight="bold" officeooo:rsid="014bf698" style:font-weight-asian="bold" style:font-weight-complex="bold"/>
    </style:style>
    <style:style style:name="T8" style:family="text">
      <style:text-properties style:text-underline-style="none"/>
    </style:style>
    <style:style style:name="T9" style:family="text">
      <style:text-properties style:text-underline-style="none" fo:font-weight="bold" officeooo:rsid="00ab264a" style:font-weight-asian="bold" style:font-weight-complex="bold"/>
    </style:style>
    <style:style style:name="T10" style:family="text">
      <style:text-properties style:text-underline-style="none" fo:font-weight="bold" officeooo:rsid="01184462" style:font-weight-asian="bold" style:font-weight-complex="bold"/>
    </style:style>
    <style:style style:name="T11" style:family="text">
      <style:text-properties style:text-underline-style="none" fo:font-weight="normal" officeooo:rsid="015eece1" style:font-weight-asian="normal" style:font-weight-complex="normal"/>
    </style:style>
    <style:style style:name="T12" style:family="text">
      <style:text-properties style:text-underline-style="none" fo:font-weight="normal" officeooo:rsid="0160e923" style:font-weight-asian="normal" style:font-weight-complex="normal"/>
    </style:style>
    <style:style style:name="T13" style:family="text">
      <style:text-properties style:text-underline-style="none" fo:font-weight="normal" officeooo:rsid="0159aee0" style:font-weight-asian="normal" style:font-weight-complex="normal"/>
    </style:style>
    <style:style style:name="T14" style:family="text">
      <style:text-properties style:text-underline-style="none" fo:font-weight="normal" officeooo:rsid="01624683" style:font-weight-asian="normal" style:font-weight-complex="normal"/>
    </style:style>
    <style:style style:name="T15" style:family="text">
      <style:text-properties style:text-underline-style="none" fo:font-weight="normal" officeooo:rsid="0167b1ef" style:font-weight-asian="normal" style:font-weight-complex="normal"/>
    </style:style>
    <style:style style:name="T16" style:family="text">
      <style:text-properties style:text-underline-style="none" fo:font-weight="normal" officeooo:rsid="0167e045" style:font-weight-asian="normal" style:font-weight-complex="normal"/>
    </style:style>
    <style:style style:name="T17" style:family="text">
      <style:text-properties style:text-underline-style="none" fo:font-weight="normal" officeooo:rsid="0169d0db" style:font-weight-asian="normal" style:font-weight-complex="normal"/>
    </style:style>
    <style:style style:name="T18" style:family="text">
      <style:text-properties fo:font-weight="normal" officeooo:rsid="00ccf4e8" style:font-weight-asian="normal" style:font-weight-complex="normal"/>
    </style:style>
    <style:style style:name="T19" style:family="text">
      <style:text-properties officeooo:rsid="01184462"/>
    </style:style>
    <style:style style:name="T20" style:family="text">
      <style:text-properties officeooo:rsid="0003771c"/>
    </style:style>
    <style:style style:name="T21" style:family="text">
      <style:text-properties officeooo:rsid="011cd968"/>
    </style:style>
    <style:style style:name="T22" style:family="text">
      <style:text-properties officeooo:rsid="0125aa14"/>
    </style:style>
    <style:style style:name="T23" style:family="text">
      <style:text-properties officeooo:rsid="0126f4b0"/>
    </style:style>
    <style:style style:name="T24" style:family="text">
      <style:text-properties officeooo:rsid="012a2d00"/>
    </style:style>
    <style:style style:name="T25" style:family="text">
      <style:text-properties officeooo:rsid="012b46ab"/>
    </style:style>
    <style:style style:name="T26" style:family="text">
      <style:text-properties officeooo:rsid="01326354"/>
    </style:style>
    <style:style style:name="T27" style:family="text">
      <style:text-properties officeooo:rsid="013cad96"/>
    </style:style>
    <style:style style:name="T28" style:family="text">
      <style:text-properties officeooo:rsid="013d8c43"/>
    </style:style>
    <style:style style:name="T29" style:family="text">
      <style:text-properties style:text-underline-style="solid" style:text-underline-width="auto" style:text-underline-color="font-color" fo:font-weight="bold" officeooo:rsid="013d8c43" style:font-weight-asian="bold" style:font-weight-complex="bold"/>
    </style:style>
    <style:style style:name="T30" style:family="text">
      <style:text-properties officeooo:rsid="014670c0"/>
    </style:style>
    <style:style style:name="T31" style:family="text">
      <style:text-properties officeooo:rsid="014bf698"/>
    </style:style>
    <style:style style:name="T32" style:family="text">
      <style:text-properties officeooo:rsid="014fbc11"/>
    </style:style>
    <style:style style:name="T33" style:family="text">
      <style:text-properties officeooo:rsid="0163f54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run-through="foreground" style:wrap="no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75 Parallel Computing</text:p>
      <text:p text:style-name="P3">Instructor: Matthew Meyn </text:p>
      <text:p text:style-name="P1">Student: <text:span text:style-name="T1">Khuong Luu </text:span><text:span text:style-name="T18">(</text:span><text:span text:style-name="T4">luukh</text:span><text:span text:style-name="T18">)</text:span></text:p>
      <text:p text:style-name="P1"/>
      <text:p text:style-name="P2">Project <text:span text:style-name="T19">5</text:span></text:p>
      <text:p text:style-name="P2"/>
      <text:p text:style-name="P5">1. <text:span text:style-name="T1">What machine did you run the programs on</text:span></text:p>
      <text:p text:style-name="P7">- Processor: Intel(R) Core(TM) i7-7700HQ CPU @ 2.80GHz</text:p>
      <text:p text:style-name="P7">- Memory: 16GB, <text:span text:style-name="T20">2400</text:span>Mhz</text:p>
      <text:p text:style-name="P7">- <text:span text:style-name="T20">Operating System: Ubuntu 16.04</text:span></text:p>
      <text:p text:style-name="P7">- <text:span text:style-name="T20">Kernel: 4.13.0-37-generic</text:span></text:p>
      <text:p text:style-name="P7"><text:span text:style-name="T2">- </text:span><text:span text:style-name="T3">Number of Cores: 4</text:span></text:p>
      <text:p text:style-name="P4">- Cache line size: 64 bytes</text:p>
      <text:p text:style-name="P6"><text:span text:style-name="T8">- </text:span><text:span text:style-name="T9">Compiler: </text:span><text:span text:style-name="T10">Intel(R) C++ Intel(R) 64 Compiler for applications running on Intel(R) 64, Version 18.0.2.199 Build 20180210</text:span></text:p>
      <text:p text:style-name="P8"/>
      <text:p text:style-name="P9">2. Data Tables</text:p>
      <text:p text:style-name="P9"/>
      <text:p text:style-name="P14">2.1. Results with Non-Vectorized</text:p>
      <text:p text:style-name="P14"/>
      <text:p text:style-name="P14"><draw:frame draw:style-name="fr4" draw:name="Object9" text:anchor-type="paragraph" svg:width="3.4728in" svg:height="1.778in" draw:z-index="2"><draw:object xlink:href="./Object 9" xlink:type="simple" xlink:show="embed" xlink:actuate="onLoad"/><draw:image xlink:href="./ObjectReplacements/Object 9" xlink:type="simple" xlink:show="embed" xlink:actuate="onLoad"/></draw:frame>2.2. Results with Vectorized</text:p>
      <text:p text:style-name="P14"/>
      <text:p text:style-name="P14"><draw:frame draw:style-name="fr4" draw:name="Object10" text:anchor-type="paragraph" svg:width="3.4728in" svg:height="1.778in" draw:z-index="3"><draw:object xlink:href="./Object 10" xlink:type="simple" xlink:show="embed" xlink:actuate="onLoad"/><draw:image xlink:href="./ObjectReplacements/Object 10" xlink:type="simple" xlink:show="embed" xlink:actuate="onLoad"/></draw:frame></text:p>
      <text:p text:style-name="P9"/>
      <text:p text:style-name="P28"><text:span text:style-name="T22">3. Graphs</text:span></text:p>
      <text:p text:style-name="P20"/>
      <text:p text:style-name="P11"><text:span text:style-name="T23">3</text:span>.1. <text:span text:style-name="T21">Non-Vectorized</text:span></text:p>
      <text:p text:style-name="P10"><draw:frame draw:style-name="fr2" draw:name="Object4" text:anchor-type="paragraph" svg:x="0.0402in" svg:y="4.9984in" svg:width="6.8217in" svg:height="4.5091in" draw:z-index="0"><draw:object xlink:href="./Object 4" xlink:type="simple" xlink:show="embed" xlink:actuate="onLoad"/><draw:image xlink:href="./ObjectReplacements/Object 4" xlink:type="simple" xlink:show="embed" xlink:actuate="onLoad"/></draw:frame><draw:frame draw:style-name="fr1" draw:name="Object2" text:anchor-type="paragraph" svg:width="6.8445in" svg:height="5.0602in" draw:z-index="5"><draw:object xlink:href="./Object 2" xlink:type="simple" xlink:show="embed" xlink:actuate="onLoad"/><draw:image xlink:href="./ObjectReplacements/Object 2" xlink:type="simple" xlink:show="embed" xlink:actuate="onLoad"/></draw:frame></text:p>
      <text:p text:style-name="P12"><text:soft-page-break/><text:span text:style-name="T24">3</text:span>.2. Vectorized</text:p>
      <text:p text:style-name="P12"/>
      <text:p text:style-name="P12"><draw:frame draw:style-name="fr3" draw:name="Object6" text:anchor-type="paragraph" svg:width="7.102in" svg:height="4.4311in" draw:z-index="1"><draw:object xlink:href="./Object 6" xlink:type="simple" xlink:show="embed" xlink:actuate="onLoad"/><draw:image xlink:href="./ObjectReplacements/Object 6" xlink:type="simple" xlink:show="embed" xlink:actuate="onLoad"/></draw:frame></text:p>
      <text:p text:style-name="P12"/>
      <text:p text:style-name="P15"><draw:frame draw:style-name="fr2" draw:name="Object8" text:anchor-type="paragraph" svg:x="0.1201in" svg:y="0.1965in" svg:width="6.9134in" svg:height="4.2929in" draw:z-index="4"><draw:object xlink:href="./Object 8" xlink:type="simple" xlink:show="embed" xlink:actuate="onLoad"/><draw:image xlink:href="./ObjectReplacements/Object 8" xlink:type="simple" xlink:show="embed" xlink:actuate="onLoad"/></draw:frame></text:p>
      <text:p text:style-name="P29"/>
      <text:p text:style-name="P13"/>
      <text:p text:style-name="P13"/>
      <text:p text:style-name="P16">4. Patterns <text:span text:style-name="T25">and Explanations</text:span></text:p>
      <text:p text:style-name="P16"/>
      <text:p text:style-name="P21">When I look back and forth between 2 graphs, one with non-vectorized and one with vectorized, <text:span text:style-name="T1">I honestly could not tell much notable difference </text:span><text:span text:style-name="T5">between those 2 methods </text:span><text:span text:style-name="T1">until I combine each of 2 graphs together</text:span> <text:span text:style-name="T26">into the following graphs:</text:span></text:p>
      <text:p text:style-name="P21"><draw:frame draw:style-name="fr3" draw:name="Object1" text:anchor-type="paragraph" svg:width="8.5in" svg:height="7.1425in" draw:z-index="6"><draw:object xlink:href="./Object 1" xlink:type="simple" xlink:show="embed" xlink:actuate="onLoad"/><draw:image xlink:href="./ObjectReplacements/Object 1" xlink:type="simple" xlink:show="embed" xlink:actuate="onLoad"/></draw:frame></text:p>
      <text:p text:style-name="P21"/>
      <text:p text:style-name="P21"/>
      <text:p text:style-name="P16"><text:soft-page-break/></text:p>
      <text:p text:style-name="P22"><draw:frame draw:style-name="fr3" draw:name="Object3" text:anchor-type="paragraph" svg:width="8.5in" svg:height="7.1571in" draw:z-index="7"><draw:object xlink:href="./Object 3" xlink:type="simple" xlink:show="embed" xlink:actuate="onLoad"/><draw:image xlink:href="./ObjectReplacements/Object 3" xlink:type="simple" xlink:show="embed" xlink:actuate="onLoad"/></draw:frame>Beside the probably obvious pattern that <text:span text:style-name="T1">the vectorized method performs a lot better</text:span> than the non-vectorized method <text:span text:style-name="T28">(to </text:span>more accurate: <text:span text:style-name="T27">around</text:span> 1.8 times or 180% better<text:span text:style-name="T28">), the most interesting and notable pattern I can now see after combining 2 graphs is that </text:span><text:span text:style-name="T6">the vectorized method </text:span><text:span text:style-name="T29">scale better</text:span><text:span text:style-name="T6"> than the non-vectorized version on both data size and number of threads</text:span><text:span text:style-name="T28">. </text:span></text:p>
      <text:p text:style-name="P22"><text:span text:style-name="T28">That is, as we look at the trend of performance as I keep increasing the data size, the performance of vectorized method keep increasing and does not look like it’s going to converge to soon while the performance of the non-vectorized method seems to start converging at ARRAY_SIZE = 1000000. For the increasing of number of threads, the curve of vectorized method, though already better than its counterpart in value, has the slope notably steeper than the slope of the curve of non-vectorized method.</text:span></text:p>
      <text:p text:style-name="P23"><text:soft-page-break/>Explanation:</text:p>
      <text:p text:style-name="P24"/>
      <text:p text:style-name="P24"><text:span text:style-name="T7">The vectorized version perform better</text:span><text:span text:style-name="T31">: This is b</text:span>ecause <text:span text:style-name="T30">each thread in the vectorized program performs square root operation on multiple array element at the same time while each thread in the non-vectorized program performs the same square root operation but only on one array element at a time (iteratively). As a result, since each thread in vectorized version perform better, the overall performance of n-threads is better than the non-vectorized version.</text:span></text:p>
      <text:p text:style-name="P24"/>
      <text:p text:style-name="P25"><text:span text:style-name="T1">The vectorized version scale better</text:span>: <text:span text:style-name="T32">This is because in vectorized program, we have another layer of parallel inside each threads (perform multiple operations at once instead of one operation at once) , the upper bound of speed up (compared to 1 threads) of vectorized program is higher than the non-vectorized program, and so the performance of the vectorized program converges later than the non-vectorized program. Take the above case as an example, while the non-vectorized program converges at around 500 Mega Square Root Per Seconds, the vectorized program, though not visualized, may converge at around 1.8 x 500 = 900 <text:s/>Mega Square Root Per Seconds (where 1.8 is how much times the vectorized program performs better than the non-vectorized program), and it converges at this value at a much bigger data size (array size) thus it’s the rationale for us to say the vectorized program scales better on data size.</text:span></text:p>
      <text:p text:style-name="P17"/>
      <text:p text:style-name="P19">5. What does that mean for the proper use of vectorized parallel computing?</text:p>
      <text:p text:style-name="P16"/>
      <text:p text:style-name="P26"><text:span text:style-name="T13">Vectorized parallel computing work best with operation on memories that near each other on cache line. </text:span><text:span text:style-name="T14">Thus, it is best to align data to the beginning of the cache line. In icpc, I use the -align flag to accomplish this. We can also accomplish this via the “</text:span>aligned” <text:span text:style-name="T33">clause in #pragma omp simd. More specific, my current Intel CPU has 64 bytes cache line and 32 bytes vector size, so the best alignment is 32 bytes, which is two vectors per one cache line.</text:span></text:p>
      <text:p text:style-name="P18"/>
      <text:p text:style-name="P27"><text:span text:style-name="T11">Also, as each thread performs vectorized operation on </text:span><text:span text:style-name="T12">&lt;</text:span>simdlength<text:span text:style-name="T12">&gt;</text:span><text:span text:style-name="T11"> element at once, where </text:span><text:span text:style-name="T12">&lt;</text:span><text:span text:style-name="T11">simdlength</text:span><text:span text:style-name="T12">&gt;</text:span><text:span text:style-name="T11"> is the number of element the compiler can vectorize the operation to perform on. Thus, it’d be better to have </text:span><text:span text:style-name="T15">each threads a large enough number of </text:span><text:span text:style-name="T16">bytes </text:span><text:span text:style-name="T17">to perform vectorized operations, at least 32 bytes in my compu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7:57:02.405081404</meta:creation-date>
    <dc:date>2018-05-19T23:41:52.554590157</dc:date>
    <meta:editing-duration>PT14H44M8S</meta:editing-duration>
    <meta:editing-cycles>339</meta:editing-cycles>
    <meta:generator>LibreOffice/5.1.6.2$Linux_X86_64 LibreOffice_project/10m0$Build-2</meta:generator>
    <meta:document-statistic meta:table-count="0" meta:image-count="0" meta:object-count="8" meta:page-count="6" meta:paragraph-count="28" meta:word-count="646" meta:character-count="3922" meta:non-whitespace-character-count="33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9cm" svg:height="18.141cm" xlink:href="." xlink:type="simple" chart:class="chart:scatter" chart:style-name="ch1">
        <chart:title svg:x="6.12cm" svg:y="0.498cm" chart:style-name="ch2">
          <text:p>Performance of Non-Vectorized vs. Vectorized</text:p>
        </chart:title>
        <chart:subtitle svg:x="8.303cm" svg:y="1.639cm" chart:style-name="ch3">
          <text:p>on Data Size, with 4 threads</text:p>
        </chart:subtitle>
        <chart:legend chart:legend-position="bottom" svg:x="8.721cm" svg:y="17.358cm" style:legend-expansion="wide" chart:style-name="ch4"/>
        <chart:plot-area chart:style-name="ch5" chart:data-source-has-labels="both" svg:x="1.442cm" svg:y="2.684cm" svg:width="19.716cm" svg:height="13.331cm">
          <chartooo:coordinate-region svg:x="2.249cm" svg:y="2.883cm" svg:width="17.889cm" svg:height="12.485cm"/>
          <chart:axis chart:dimension="x" chart:name="primary-x" chart:style-name="ch6" chartooo:axis-type="auto">
            <chart:title svg:x="8.068cm" svg:y="16.377cm" chart:style-name="ch7">
              <text:p>Data Size (number of element in each array)</text:p>
            </chart:title>
            <chart:categories table:cell-range-address="local-table.$A$2:.$A$7"/>
          </chart:axis>
          <chart:axis chart:dimension="y" chart:name="primary-y" chart:style-name="ch6">
            <chart:title svg:x="0.451cm" svg:y="12.674cm" chart:style-name="ch8">
              <text:p>Performance (Mega SquareRoot per Second)</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D$2:.$D$7" chart:label-cell-address="local-table.$D$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on-Vec</text:p>
              </table:table-cell>
              <table:table-cell office:value-type="string">
                <text:p>Vec</text:p>
              </table:table-cell>
            </table:table-row>
          </table:table-header-rows>
          <table:table-rows>
            <table:table-row>
              <table:table-cell office:value-type="string">
                <text:p>1</text:p>
              </table:table-cell>
              <table:table-cell office:value-type="float" office:value="1000">
                <text:p>1000</text:p>
              </table:table-cell>
              <table:table-cell office:value-type="float" office:value="1.65">
                <text:p>1.65</text:p>
              </table:table-cell>
              <table:table-cell office:value-type="float" office:value="1.7">
                <text:p>1.7</text:p>
              </table:table-cell>
            </table:table-row>
            <table:table-row>
              <table:table-cell office:value-type="string">
                <text:p>2</text:p>
              </table:table-cell>
              <table:table-cell office:value-type="float" office:value="10000">
                <text:p>10000</text:p>
              </table:table-cell>
              <table:table-cell office:value-type="float" office:value="17.89">
                <text:p>17.89</text:p>
              </table:table-cell>
              <table:table-cell office:value-type="float" office:value="31.44">
                <text:p>31.44</text:p>
              </table:table-cell>
            </table:table-row>
            <table:table-row>
              <table:table-cell office:value-type="string">
                <text:p>3</text:p>
              </table:table-cell>
              <table:table-cell office:value-type="float" office:value="100000">
                <text:p>100000</text:p>
              </table:table-cell>
              <table:table-cell office:value-type="float" office:value="127.41">
                <text:p>127.41</text:p>
              </table:table-cell>
              <table:table-cell office:value-type="float" office:value="103.72">
                <text:p>103.72</text:p>
              </table:table-cell>
            </table:table-row>
            <table:table-row>
              <table:table-cell office:value-type="string">
                <text:p>4</text:p>
              </table:table-cell>
              <table:table-cell office:value-type="float" office:value="1000000">
                <text:p>1000000</text:p>
              </table:table-cell>
              <table:table-cell office:value-type="float" office:value="310.67">
                <text:p>310.67</text:p>
              </table:table-cell>
              <table:table-cell office:value-type="float" office:value="524.68">
                <text:p>524.68</text:p>
              </table:table-cell>
            </table:table-row>
            <table:table-row>
              <table:table-cell office:value-type="string">
                <text:p>5</text:p>
              </table:table-cell>
              <table:table-cell office:value-type="float" office:value="10000000">
                <text:p>10000000</text:p>
              </table:table-cell>
              <table:table-cell office:value-type="float" office:value="471.16">
                <text:p>471.16</text:p>
              </table:table-cell>
              <table:table-cell office:value-type="float" office:value="892.86">
                <text:p>892.86</text:p>
              </table:table-cell>
            </table:table-row>
            <table:table-row>
              <table:table-cell office:value-type="string">
                <text:p>6</text:p>
              </table:table-cell>
              <table:table-cell office:value-type="float" office:value="100000000">
                <text:p>100000000</text:p>
              </table:table-cell>
              <table:table-cell office:value-type="float" office:value="501.11">
                <text:p>501.11</text:p>
              </table:table-cell>
              <table:table-cell office:value-type="float" office:value="973.04">
                <text:p>973.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3pt"/>
    </style:style>
    <style:style style:name="co2" style:family="table-column">
      <style:table-column-properties fo:break-before="auto" style:column-width="68.14pt"/>
    </style:style>
    <style:style style:name="co3" style:family="table-column">
      <style:table-column-properties fo:break-before="auto" style:column-width="144.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ata-2-vec"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NUMT</text:p>
          </table:table-cell>
          <table:table-cell office:value-type="string" calcext:value-type="string">
            <text:p><text:s/>ARRAYSIZE</text:p>
          </table:table-cell>
          <table:table-cell office:value-type="string" calcext:value-type="string">
            <text:p><text:s/>MegaSquareRoot Per Second</text:p>
          </table:table-cell>
        </table:table-row>
        <table:table-row table:style-name="ro1">
          <table:table-cell office:value-type="float" office:value="4" calcext:value-type="float">
            <text:p>4</text:p>
          </table:table-cell>
          <table:table-cell office:value-type="float" office:value="1000" calcext:value-type="float">
            <text:p>1000</text:p>
          </table:table-cell>
          <table:table-cell office:value-type="float" office:value="1.7" calcext:value-type="float">
            <text:p>1.7</text:p>
          </table:table-cell>
        </table:table-row>
        <table:table-row table:style-name="ro1">
          <table:table-cell office:value-type="float" office:value="4" calcext:value-type="float">
            <text:p>4</text:p>
          </table:table-cell>
          <table:table-cell office:value-type="float" office:value="10000" calcext:value-type="float">
            <text:p>10000</text:p>
          </table:table-cell>
          <table:table-cell office:value-type="float" office:value="31.44" calcext:value-type="float">
            <text:p>31.44</text:p>
          </table:table-cell>
        </table:table-row>
        <table:table-row table:style-name="ro1">
          <table:table-cell office:value-type="float" office:value="4" calcext:value-type="float">
            <text:p>4</text:p>
          </table:table-cell>
          <table:table-cell office:value-type="float" office:value="100000" calcext:value-type="float">
            <text:p>100000</text:p>
          </table:table-cell>
          <table:table-cell office:value-type="float" office:value="103.72" calcext:value-type="float">
            <text:p>103.72</text:p>
          </table:table-cell>
        </table:table-row>
        <table:table-row table:style-name="ro1">
          <table:table-cell office:value-type="float" office:value="4" calcext:value-type="float">
            <text:p>4</text:p>
          </table:table-cell>
          <table:table-cell office:value-type="float" office:value="1000000" calcext:value-type="float">
            <text:p>1000000</text:p>
          </table:table-cell>
          <table:table-cell office:value-type="float" office:value="524.68" calcext:value-type="float">
            <text:p>524.68</text:p>
          </table:table-cell>
        </table:table-row>
        <table:table-row table:style-name="ro1">
          <table:table-cell office:value-type="float" office:value="4" calcext:value-type="float">
            <text:p>4</text:p>
          </table:table-cell>
          <table:table-cell office:value-type="float" office:value="10000000" calcext:value-type="float">
            <text:p>10000000</text:p>
          </table:table-cell>
          <table:table-cell office:value-type="float" office:value="892.86" calcext:value-type="float">
            <text:p>892.86</text:p>
          </table:table-cell>
        </table:table-row>
        <table:table-row table:style-name="ro1">
          <table:table-cell office:value-type="float" office:value="4" calcext:value-type="float">
            <text:p>4</text:p>
          </table:table-cell>
          <table:table-cell office:value-type="float" office:value="100000000" calcext:value-type="float">
            <text:p>100000000</text:p>
          </table:table-cell>
          <table:table-cell office:value-type="float" office:value="973.04" calcext:value-type="float">
            <text:p>973.04</text:p>
          </table:table-cell>
        </table:table-row>
        <table:table-row table:style-name="ro1">
          <table:table-cell office:value-type="float" office:value="1" calcext:value-type="float">
            <text:p>1</text:p>
          </table:table-cell>
          <table:table-cell office:value-type="float" office:value="1000000" calcext:value-type="float">
            <text:p>1000000</text:p>
          </table:table-cell>
          <table:table-cell office:value-type="float" office:value="227.38" calcext:value-type="float">
            <text:p>227.38</text:p>
          </table:table-cell>
        </table:table-row>
        <table:table-row table:style-name="ro1">
          <table:table-cell office:value-type="float" office:value="2" calcext:value-type="float">
            <text:p>2</text:p>
          </table:table-cell>
          <table:table-cell office:value-type="float" office:value="1000000" calcext:value-type="float">
            <text:p>1000000</text:p>
          </table:table-cell>
          <table:table-cell office:value-type="float" office:value="379.95" calcext:value-type="float">
            <text:p>379.95</text:p>
          </table:table-cell>
        </table:table-row>
        <table:table-row table:style-name="ro1">
          <table:table-cell office:value-type="float" office:value="4" calcext:value-type="float">
            <text:p>4</text:p>
          </table:table-cell>
          <table:table-cell office:value-type="float" office:value="1000000" calcext:value-type="float">
            <text:p>1000000</text:p>
          </table:table-cell>
          <table:table-cell office:value-type="float" office:value="520.06" calcext:value-type="float">
            <text:p>520.06</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9">00/00/0000</text:date>, <text:time style:data-style-name="N2" text:time-value="21:38:55.8052657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384cm" svg:height="12.853cm" xlink:href="." xlink:type="simple" chart:class="chart:scatter" chart:style-name="ch1">
        <chart:title svg:x="3.912cm" svg:y="0.393cm" chart:style-name="ch2">
          <text:p>Performance versus Data Size, Non-Vectorized</text:p>
        </chart:title>
        <chart:subtitle svg:x="7.418cm" svg:y="1.429cm" chart:style-name="ch3">
          <text:p>with 4 threads</text:p>
        </chart:subtitle>
        <chart:legend chart:legend-position="bottom" svg:x="5.796cm" svg:y="12.07cm" style:legend-expansion="wide" chart:style-name="ch4"/>
        <chart:plot-area chart:style-name="ch5" chart:data-source-has-labels="both" svg:x="1.358cm" svg:y="2.369cm" svg:width="15.679cm" svg:height="8.463cm">
          <chartooo:coordinate-region svg:x="2.165cm" svg:y="2.569cm" svg:width="14.037cm" svg:height="7.616cm"/>
          <chart:axis chart:dimension="x" chart:name="primary-x" chart:style-name="ch6" chartooo:axis-type="auto">
            <chart:title svg:x="5.965cm" svg:y="11.089cm" chart:style-name="ch7">
              <text:p>Data Size (number of element in each array)</text:p>
            </chart:title>
            <chart:categories table:cell-range-address="local-table.$A$2:.$A$7"/>
          </chart:axis>
          <chart:axis chart:dimension="y" chart:name="primary-y" chart:style-name="ch6">
            <chart:title svg:x="0.451cm" svg:y="10.097cm" chart:style-name="ch8">
              <text:p>Performance (in Mega SquareRoot per Second)</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MegaSquareRoot Per Second</text:p>
              </table:table-cell>
            </table:table-row>
          </table:table-header-rows>
          <table:table-rows>
            <table:table-row>
              <table:table-cell office:value-type="string">
                <text:p>1</text:p>
              </table:table-cell>
              <table:table-cell office:value-type="float" office:value="1000">
                <text:p>1000</text:p>
              </table:table-cell>
              <table:table-cell office:value-type="float" office:value="1.65">
                <text:p>1.65</text:p>
              </table:table-cell>
            </table:table-row>
            <table:table-row>
              <table:table-cell office:value-type="string">
                <text:p>2</text:p>
              </table:table-cell>
              <table:table-cell office:value-type="float" office:value="10000">
                <text:p>10000</text:p>
              </table:table-cell>
              <table:table-cell office:value-type="float" office:value="17.89">
                <text:p>17.89</text:p>
              </table:table-cell>
            </table:table-row>
            <table:table-row>
              <table:table-cell office:value-type="string">
                <text:p>3</text:p>
              </table:table-cell>
              <table:table-cell office:value-type="float" office:value="100000">
                <text:p>100000</text:p>
              </table:table-cell>
              <table:table-cell office:value-type="float" office:value="127.41">
                <text:p>127.41</text:p>
              </table:table-cell>
            </table:table-row>
            <table:table-row>
              <table:table-cell office:value-type="string">
                <text:p>4</text:p>
              </table:table-cell>
              <table:table-cell office:value-type="float" office:value="1000000">
                <text:p>1000000</text:p>
              </table:table-cell>
              <table:table-cell office:value-type="float" office:value="310.67">
                <text:p>310.67</text:p>
              </table:table-cell>
            </table:table-row>
            <table:table-row>
              <table:table-cell office:value-type="string">
                <text:p>5</text:p>
              </table:table-cell>
              <table:table-cell office:value-type="float" office:value="10000000">
                <text:p>10000000</text:p>
              </table:table-cell>
              <table:table-cell office:value-type="float" office:value="471.16">
                <text:p>471.16</text:p>
              </table:table-cell>
            </table:table-row>
            <table:table-row>
              <table:table-cell office:value-type="string">
                <text:p>6</text:p>
              </table:table-cell>
              <table:table-cell office:value-type="float" office:value="100000000">
                <text:p>100000000</text:p>
              </table:table-cell>
              <table:table-cell office:value-type="float" office:value="501.11">
                <text:p>501.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9cm" svg:height="18.178cm" xlink:href="." xlink:type="simple" chart:class="chart:scatter" chart:style-name="ch1">
        <chart:title svg:x="6.12cm" svg:y="0.499cm" chart:style-name="ch2">
          <text:p>Performance of Non-Vectorized vs. Vectorized</text:p>
        </chart:title>
        <chart:subtitle svg:x="5.961cm" svg:y="1.641cm" chart:style-name="ch3">
          <text:p>on Number of Threads Used, with Data Size = 1000000</text:p>
        </chart:subtitle>
        <chart:legend chart:legend-position="bottom" svg:x="8.773cm" svg:y="17.395cm" style:legend-expansion="wide" chart:style-name="ch4"/>
        <chart:plot-area chart:style-name="ch5" chart:data-source-has-labels="both" svg:x="1.442cm" svg:y="2.687cm" svg:width="19.716cm" svg:height="13.364cm">
          <chartooo:coordinate-region svg:x="2.249cm" svg:y="2.886cm" svg:width="18.669cm" svg:height="12.518cm"/>
          <chart:axis chart:dimension="x" chart:name="primary-x" chart:style-name="ch6" chartooo:axis-type="auto">
            <chart:title svg:x="9.867cm" svg:y="16.414cm" chart:style-name="ch7">
              <text:p>Number of Threads</text:p>
            </chart:title>
            <chart:categories table:cell-range-address="local-table.$A$2:.$A$4"/>
          </chart:axis>
          <chart:axis chart:dimension="y" chart:name="primary-y" chart:style-name="ch6">
            <chart:title svg:x="0.451cm" svg:y="12.694cm" chart:style-name="ch8">
              <text:p>Performance (Mega SquareRoot per Second)</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series chart:style-name="ch11" chart:values-cell-range-address="local-table.$D$2:.$D$4" chart:label-cell-address="local-table.$D$1" chart:class="chart:scatte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on-vec</text:p>
              </table:table-cell>
              <table:table-cell office:value-type="string">
                <text:p>vec</text:p>
              </table:table-cell>
            </table:table-row>
          </table:table-header-rows>
          <table:table-rows>
            <table:table-row>
              <table:table-cell office:value-type="string">
                <text:p>1</text:p>
              </table:table-cell>
              <table:table-cell office:value-type="float" office:value="1">
                <text:p>1</text:p>
              </table:table-cell>
              <table:table-cell office:value-type="float" office:value="123.84">
                <text:p>123.84</text:p>
              </table:table-cell>
              <table:table-cell office:value-type="float" office:value="227.38">
                <text:p>227.38</text:p>
              </table:table-cell>
            </table:table-row>
            <table:table-row>
              <table:table-cell office:value-type="string">
                <text:p>2</text:p>
              </table:table-cell>
              <table:table-cell office:value-type="float" office:value="2">
                <text:p>2</text:p>
              </table:table-cell>
              <table:table-cell office:value-type="float" office:value="231.37">
                <text:p>231.37</text:p>
              </table:table-cell>
              <table:table-cell office:value-type="float" office:value="379.95">
                <text:p>379.95</text:p>
              </table:table-cell>
            </table:table-row>
            <table:table-row>
              <table:table-cell office:value-type="string">
                <text:p>3</text:p>
              </table:table-cell>
              <table:table-cell office:value-type="float" office:value="4">
                <text:p>4</text:p>
              </table:table-cell>
              <table:table-cell office:value-type="float" office:value="327.65">
                <text:p>327.65</text:p>
              </table:table-cell>
              <table:table-cell office:value-type="float" office:value="520.06">
                <text:p>520.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326cm" svg:height="11.452cm" xlink:href="." xlink:type="simple" chart:class="chart:scatter" chart:style-name="ch1">
        <chart:title svg:x="2.957cm" svg:y="0.365cm" chart:style-name="ch2">
          <text:p>Performance versus Number of Threads, Non-Vectorized</text:p>
        </chart:title>
        <chart:subtitle svg:x="6.383cm" svg:y="1.373cm" chart:style-name="ch3">
          <text:p>with Data Size = 1000000</text:p>
        </chart:subtitle>
        <chart:legend chart:legend-position="bottom" svg:x="5.767cm" svg:y="10.669cm" style:legend-expansion="wide" chart:style-name="ch4"/>
        <chart:plot-area chart:style-name="ch5" chart:data-source-has-labels="both" svg:x="1.357cm" svg:y="2.285cm" svg:width="15.623cm" svg:height="7.174cm">
          <chartooo:coordinate-region svg:x="2.164cm" svg:y="2.484cm" svg:width="14.576cm" svg:height="6.328cm"/>
          <chart:axis chart:dimension="x" chart:name="primary-x" chart:style-name="ch6" chartooo:axis-type="auto">
            <chart:title svg:x="7.735cm" svg:y="9.688cm" chart:style-name="ch7">
              <text:p>Number of Threads</text:p>
            </chart:title>
            <chart:categories table:cell-range-address="local-table.$A$2:.$A$4"/>
          </chart:axis>
          <chart:axis chart:dimension="y" chart:name="primary-y" chart:style-name="ch6">
            <chart:title svg:x="0.451cm" svg:y="9.369cm" chart:style-name="ch8">
              <text:p>Performance (in Mega SquareRoot per Second)</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MegaSquareRoot Per Second</text:p>
              </table:table-cell>
            </table:table-row>
          </table:table-header-rows>
          <table:table-rows>
            <table:table-row>
              <table:table-cell office:value-type="string">
                <text:p>1</text:p>
              </table:table-cell>
              <table:table-cell office:value-type="float" office:value="1">
                <text:p>1</text:p>
              </table:table-cell>
              <table:table-cell office:value-type="float" office:value="123.84">
                <text:p>123.84</text:p>
              </table:table-cell>
            </table:table-row>
            <table:table-row>
              <table:table-cell office:value-type="string">
                <text:p>2</text:p>
              </table:table-cell>
              <table:table-cell office:value-type="float" office:value="2">
                <text:p>2</text:p>
              </table:table-cell>
              <table:table-cell office:value-type="float" office:value="231.37">
                <text:p>231.37</text:p>
              </table:table-cell>
            </table:table-row>
            <table:table-row>
              <table:table-cell office:value-type="string">
                <text:p>3</text:p>
              </table:table-cell>
              <table:table-cell office:value-type="float" office:value="4">
                <text:p>4</text:p>
              </table:table-cell>
              <table:table-cell office:value-type="float" office:value="327.65">
                <text:p>327.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039cm" svg:height="11.255cm" xlink:href="." xlink:type="simple" chart:class="chart:scatter" chart:style-name="ch1">
        <chart:title svg:x="4.716cm" svg:y="0.361cm" chart:style-name="ch2">
          <text:p>Performance versus Data Size, Vectorized</text:p>
        </chart:title>
        <chart:subtitle svg:x="7.745cm" svg:y="1.365cm" chart:style-name="ch3">
          <text:p>with 4 threads</text:p>
        </chart:subtitle>
        <chart:legend chart:legend-position="bottom" svg:x="6.123cm" svg:y="10.472cm" style:legend-expansion="wide" chart:style-name="ch4"/>
        <chart:plot-area chart:style-name="ch5" chart:data-source-has-labels="both" svg:x="1.371cm" svg:y="2.273cm" svg:width="16.308cm" svg:height="6.993cm">
          <chartooo:coordinate-region svg:x="2.178cm" svg:y="2.472cm" svg:width="14.481cm" svg:height="6.147cm"/>
          <chart:axis chart:dimension="x" chart:name="primary-x" chart:style-name="ch6" chartooo:axis-type="auto">
            <chart:title svg:x="6.293cm" svg:y="9.491cm" chart:style-name="ch7">
              <text:p>Data Size (number of element in each array)</text:p>
            </chart:title>
            <chart:categories table:cell-range-address="local-table.$A$2:.$A$7"/>
          </chart:axis>
          <chart:axis chart:dimension="y" chart:name="primary-y" chart:style-name="ch6">
            <chart:title svg:x="0.451cm" svg:y="9.266cm" chart:style-name="ch8">
              <text:p>Performance (in Mega SquareRoot per Second)</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MegaSquareRoot Per Second</text:p>
              </table:table-cell>
            </table:table-row>
          </table:table-header-rows>
          <table:table-rows>
            <table:table-row>
              <table:table-cell office:value-type="string">
                <text:p>1</text:p>
              </table:table-cell>
              <table:table-cell office:value-type="float" office:value="1000">
                <text:p>1000</text:p>
              </table:table-cell>
              <table:table-cell office:value-type="float" office:value="1.7">
                <text:p>1.7</text:p>
              </table:table-cell>
            </table:table-row>
            <table:table-row>
              <table:table-cell office:value-type="string">
                <text:p>2</text:p>
              </table:table-cell>
              <table:table-cell office:value-type="float" office:value="10000">
                <text:p>10000</text:p>
              </table:table-cell>
              <table:table-cell office:value-type="float" office:value="31.44">
                <text:p>31.44</text:p>
              </table:table-cell>
            </table:table-row>
            <table:table-row>
              <table:table-cell office:value-type="string">
                <text:p>3</text:p>
              </table:table-cell>
              <table:table-cell office:value-type="float" office:value="100000">
                <text:p>100000</text:p>
              </table:table-cell>
              <table:table-cell office:value-type="float" office:value="103.72">
                <text:p>103.72</text:p>
              </table:table-cell>
            </table:table-row>
            <table:table-row>
              <table:table-cell office:value-type="string">
                <text:p>4</text:p>
              </table:table-cell>
              <table:table-cell office:value-type="float" office:value="1000000">
                <text:p>1000000</text:p>
              </table:table-cell>
              <table:table-cell office:value-type="float" office:value="524.68">
                <text:p>524.68</text:p>
              </table:table-cell>
            </table:table-row>
            <table:table-row>
              <table:table-cell office:value-type="string">
                <text:p>5</text:p>
              </table:table-cell>
              <table:table-cell office:value-type="float" office:value="10000000">
                <text:p>10000000</text:p>
              </table:table-cell>
              <table:table-cell office:value-type="float" office:value="892.86">
                <text:p>892.86</text:p>
              </table:table-cell>
            </table:table-row>
            <table:table-row>
              <table:table-cell office:value-type="string">
                <text:p>6</text:p>
              </table:table-cell>
              <table:table-cell office:value-type="float" office:value="100000000">
                <text:p>100000000</text:p>
              </table:table-cell>
              <table:table-cell office:value-type="float" office:value="973.04">
                <text:p>973.0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559cm" svg:height="10.904cm" xlink:href="." xlink:type="simple" chart:class="chart:scatter" chart:style-name="ch1">
        <chart:title svg:x="3.55cm" svg:y="0.354cm" chart:style-name="ch2">
          <text:p>Performance versus Number of Threads, Vectorized</text:p>
        </chart:title>
        <chart:subtitle svg:x="6.499cm" svg:y="1.351cm" chart:style-name="ch3">
          <text:p>with Data Size = 1000000</text:p>
        </chart:subtitle>
        <chart:legend chart:legend-position="bottom" svg:x="5.883cm" svg:y="10.121cm" style:legend-expansion="wide" chart:style-name="ch4"/>
        <chart:plot-area chart:style-name="ch5" chart:data-source-has-labels="both" svg:x="1.362cm" svg:y="2.252cm" svg:width="15.846cm" svg:height="6.67cm">
          <chartooo:coordinate-region svg:x="2.169cm" svg:y="2.451cm" svg:width="14.799cm" svg:height="5.824cm"/>
          <chart:axis chart:dimension="x" chart:name="primary-x" chart:style-name="ch6" chartooo:axis-type="auto">
            <chart:title svg:x="7.852cm" svg:y="9.14cm" chart:style-name="ch7">
              <text:p>Number of Threads</text:p>
            </chart:title>
            <chart:categories table:cell-range-address="local-table.$A$2:.$A$4"/>
          </chart:axis>
          <chart:axis chart:dimension="y" chart:name="primary-y" chart:style-name="ch6">
            <chart:title svg:x="0.451cm" svg:y="9.084cm" chart:style-name="ch8">
              <text:p>Performance (in Mega SquareRoot per Second)</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MegaSquareRoot Per Second</text:p>
              </table:table-cell>
            </table:table-row>
          </table:table-header-rows>
          <table:table-rows>
            <table:table-row>
              <table:table-cell office:value-type="string">
                <text:p>1</text:p>
              </table:table-cell>
              <table:table-cell office:value-type="float" office:value="1">
                <text:p>1</text:p>
              </table:table-cell>
              <table:table-cell office:value-type="float" office:value="227.38">
                <text:p>227.38</text:p>
              </table:table-cell>
            </table:table-row>
            <table:table-row>
              <table:table-cell office:value-type="string">
                <text:p>2</text:p>
              </table:table-cell>
              <table:table-cell office:value-type="float" office:value="2">
                <text:p>2</text:p>
              </table:table-cell>
              <table:table-cell office:value-type="float" office:value="379.95">
                <text:p>379.95</text:p>
              </table:table-cell>
            </table:table-row>
            <table:table-row>
              <table:table-cell office:value-type="string">
                <text:p>3</text:p>
              </table:table-cell>
              <table:table-cell office:value-type="float" office:value="4">
                <text:p>4</text:p>
              </table:table-cell>
              <table:table-cell office:value-type="float" office:value="520.06">
                <text:p>520.0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3pt"/>
    </style:style>
    <style:style style:name="co2" style:family="table-column">
      <style:table-column-properties fo:break-before="auto" style:column-width="68.14pt"/>
    </style:style>
    <style:style style:name="co3" style:family="table-column">
      <style:table-column-properties fo:break-before="auto" style:column-width="144.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ata-2-novec"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NUMT</text:p>
          </table:table-cell>
          <table:table-cell office:value-type="string" calcext:value-type="string">
            <text:p><text:s/>ARRAYSIZE</text:p>
          </table:table-cell>
          <table:table-cell office:value-type="string" calcext:value-type="string">
            <text:p><text:s/>MegaSquareRoot Per Second</text:p>
          </table:table-cell>
        </table:table-row>
        <table:table-row table:style-name="ro1">
          <table:table-cell office:value-type="float" office:value="4" calcext:value-type="float">
            <text:p>4</text:p>
          </table:table-cell>
          <table:table-cell office:value-type="float" office:value="1000" calcext:value-type="float">
            <text:p>1000</text:p>
          </table:table-cell>
          <table:table-cell office:value-type="float" office:value="1.65" calcext:value-type="float">
            <text:p>1.65</text:p>
          </table:table-cell>
        </table:table-row>
        <table:table-row table:style-name="ro1">
          <table:table-cell office:value-type="float" office:value="4" calcext:value-type="float">
            <text:p>4</text:p>
          </table:table-cell>
          <table:table-cell office:value-type="float" office:value="10000" calcext:value-type="float">
            <text:p>10000</text:p>
          </table:table-cell>
          <table:table-cell office:value-type="float" office:value="17.89" calcext:value-type="float">
            <text:p>17.89</text:p>
          </table:table-cell>
        </table:table-row>
        <table:table-row table:style-name="ro1">
          <table:table-cell office:value-type="float" office:value="4" calcext:value-type="float">
            <text:p>4</text:p>
          </table:table-cell>
          <table:table-cell office:value-type="float" office:value="100000" calcext:value-type="float">
            <text:p>100000</text:p>
          </table:table-cell>
          <table:table-cell office:value-type="float" office:value="127.41" calcext:value-type="float">
            <text:p>127.41</text:p>
          </table:table-cell>
        </table:table-row>
        <table:table-row table:style-name="ro1">
          <table:table-cell office:value-type="float" office:value="4" calcext:value-type="float">
            <text:p>4</text:p>
          </table:table-cell>
          <table:table-cell office:value-type="float" office:value="1000000" calcext:value-type="float">
            <text:p>1000000</text:p>
          </table:table-cell>
          <table:table-cell office:value-type="float" office:value="310.67" calcext:value-type="float">
            <text:p>310.67</text:p>
          </table:table-cell>
        </table:table-row>
        <table:table-row table:style-name="ro1">
          <table:table-cell office:value-type="float" office:value="4" calcext:value-type="float">
            <text:p>4</text:p>
          </table:table-cell>
          <table:table-cell office:value-type="float" office:value="10000000" calcext:value-type="float">
            <text:p>10000000</text:p>
          </table:table-cell>
          <table:table-cell office:value-type="float" office:value="471.16" calcext:value-type="float">
            <text:p>471.16</text:p>
          </table:table-cell>
        </table:table-row>
        <table:table-row table:style-name="ro1">
          <table:table-cell office:value-type="float" office:value="4" calcext:value-type="float">
            <text:p>4</text:p>
          </table:table-cell>
          <table:table-cell office:value-type="float" office:value="100000000" calcext:value-type="float">
            <text:p>100000000</text:p>
          </table:table-cell>
          <table:table-cell office:value-type="float" office:value="501.11" calcext:value-type="float">
            <text:p>501.11</text:p>
          </table:table-cell>
        </table:table-row>
        <table:table-row table:style-name="ro1">
          <table:table-cell office:value-type="float" office:value="1" calcext:value-type="float">
            <text:p>1</text:p>
          </table:table-cell>
          <table:table-cell office:value-type="float" office:value="1000000" calcext:value-type="float">
            <text:p>1000000</text:p>
          </table:table-cell>
          <table:table-cell office:value-type="float" office:value="123.84" calcext:value-type="float">
            <text:p>123.84</text:p>
          </table:table-cell>
        </table:table-row>
        <table:table-row table:style-name="ro1">
          <table:table-cell office:value-type="float" office:value="2" calcext:value-type="float">
            <text:p>2</text:p>
          </table:table-cell>
          <table:table-cell office:value-type="float" office:value="1000000" calcext:value-type="float">
            <text:p>1000000</text:p>
          </table:table-cell>
          <table:table-cell office:value-type="float" office:value="231.37" calcext:value-type="float">
            <text:p>231.37</text:p>
          </table:table-cell>
        </table:table-row>
        <table:table-row table:style-name="ro1">
          <table:table-cell office:value-type="float" office:value="4" calcext:value-type="float">
            <text:p>4</text:p>
          </table:table-cell>
          <table:table-cell office:value-type="float" office:value="1000000" calcext:value-type="float">
            <text:p>1000000</text:p>
          </table:table-cell>
          <table:table-cell office:value-type="float" office:value="327.65" calcext:value-type="float">
            <text:p>327.6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9">00/00/0000</text:date>, <text:time style:data-style-name="N2" text:time-value="21:38:31.675044603">00:00:00</text:time></text:p>
        </style:region-right>
      </style:header>
      <style:header-left style:display="false"/>
      <style:footer>
        <text:p>Page <text:page-number>1</text:page-number> / <text:page-count>99</text:page-count></text:p>
      </style:footer>
      <style:footer-left style:display="false"/>
    </style:master-page>
  </office:master-styles>
</office:document-styles>
</file>